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c1391"/>
    </style:style>
    <style:style style:name="T2" style:family="text">
      <style:text-properties officeooo:rsid="000def00"/>
    </style:style>
    <style:style style:name="T3" style:family="text">
      <style:text-properties officeooo:rsid="000e71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1. Quick Introduction (15 seconds)</text:span></text:p>
      <text:p text:style-name="Quotations">"H<text:span text:style-name="T3">ello </text:span>my name is Dustin Goodpaster. I'm a Computer Science undergraduate student at the University of Idaho.</text:p>
      <text:p text:style-name="Quotations"><text:span text:style-name="T3">This is a quick walk through of my</text:span> e-portfolio <text:span text:style-name="T3">which </text:span>showcas<text:span text:style-name="T3">es</text:span> my resume, cover letter, and <text:span text:style-name="T1">some </text:span>project<text:span text:style-name="T1">s I’ve worked on a</text:span><text:span text:style-name="T3">s a software </text:span><text:span text:style-name="T1">develope</text:span><text:span text:style-name="T3">r</text:span><text:span text:style-name="T1"> for customers </text:span><text:span text:style-name="T3">and personal projects</text:span>"</text:p>
      <text:p text:style-name="Horizontal_20_Line"/>
      <text:p text:style-name="Text_20_body"><text:span text:style-name="Strong_20_Emphasis">2. Home Page (15–20 seconds)</text:span></text:p>
      <text:p text:style-name="Quotations">"This is my homepage <text:span text:style-name="T1">with a brief</text:span> introduc<text:span text:style-name="T1">tion about</text:span> myself, my academic <text:span text:style-name="T1">identity</text:span> and my career goals.</text:p>
      <text:p text:style-name="Quotations">I’<text:span text:style-name="T1">ve </text:span>included a professional photo and a brief summary of my interests in <text:span text:style-name="T1">the field of</text:span> <text:span text:style-name="T1">Computer Science</text:span>"</text:p>
      <text:p text:style-name="Horizontal_20_Line"/>
      <text:p text:style-name="Text_20_body"><text:span text:style-name="Strong_20_Emphasis">3. Resume Page (15–20 seconds)</text:span></text:p>
      <text:p text:style-name="Quotations">"Here is my resume <text:span text:style-name="T1">which </text:span>highlights <text:span text:style-name="T1">some of </text:span>my technical skills, <text:span text:style-name="T1">my</text:span> education <text:span text:style-name="T1">background</text:span>, work experience <text:span text:style-name="T1">as well as </text:span>software projects<text:span text:style-name="T1"> I’ve worked on</text:span>."</text:p>
      <text:p text:style-name="Horizontal_20_Line"/>
      <text:p text:style-name="Text_20_body"><text:span text:style-name="Strong_20_Emphasis">4. Cover Letter Page (15–20 seconds)</text:span></text:p>
      <text:p text:style-name="Quotations">"This is my cover letter, written for a Software Validation Internship at Alturas Analytics <text:span text:style-name="T1">here in Moscow, Idaho</text:span>.</text:p>
      <text:p text:style-name="Quotations">It focuses on my technical skills, motivation and <text:span text:style-name="T2">how I can</text:span><text:span text:style-name="T1"> contribu</text:span><text:span text:style-name="T2">te</text:span><text:span text:style-name="T1"> to the Alturas team</text:span>."</text:p>
      <text:p text:style-name="Horizontal_20_Line"/>
      <text:p text:style-name="Text_20_body"><text:span text:style-name="Strong_20_Emphasis">5. Projects Page (30–40 seconds)</text:span></text:p>
      <text:p text:style-name="Quotations">"The first project featured is an Android application I built that automated daily hotline check-ins and analyzed call audio for alerts.</text:p>
      <text:p text:style-name="Quotations">The second project is a full eCommerce website I developed for a local business using C# and ASP.NET, with examples of the archived site shown through screenshots."</text:p>
      <text:p text:style-name="Horizontal_20_Line"/>
      <text:p text:style-name="Text_20_body"><text:span text:style-name="Strong_20_Emphasis">6. Closing (10–15 seconds)</text:span></text:p>
      <text:p text:style-name="Quotations">"Thank you for viewing my portfolio. I appreciate the opportunity to share my work, and I look forward to applying these skills in my future career."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7T01:25:28.503847903</meta:creation-date>
    <dc:date>2025-04-27T02:34:00.358701890</dc:date>
    <meta:editing-duration>PT16M31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6" meta:word-count="249" meta:character-count="1488" meta:non-whitespace-character-count="1260"/>
  </office:meta>
</office:document-meta>
</file>